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4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style-name="ce32"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table:style-name="ce32"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32"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54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39"/>
        <table:table-column table:style-name="co7" table:default-cell-style-name="ce39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4" calcext:value-type="float">
            <text:p>4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5" calcext:value-type="float">
            <text:p>5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14" calcext:value-type="float">
            <text:p>14</text:p>
          </table:table-cell>
          <table:table-cell table:style-name="ce41" table:number-columns-repeated="2"/>
          <table:table-cell table:style-name="ce41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Обучение</text:p>
          </table:table-cell>
          <table:table-cell table:style-name="ce42" office:value-type="float" office:value="4" calcext:value-type="float">
            <text:p>4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7"/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1" office:value-type="string" calcext:value-type="string">
            <text:p>Список дел</text:p>
          </table:table-cell>
          <table:table-cell table:number-columns-repeated="2"/>
          <table:table-cell table:style-name="ce52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.00.0000</text:date>, <text:time style:data-style-name="N2" text:time-value="22:00:38.98220244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0-26T12:49:32.725592401</dc:date>
    <meta:editing-duration>P79DT9H14M1S</meta:editing-duration>
    <meta:editing-cycles>411</meta:editing-cycles>
    <meta:document-statistic meta:table-count="4" meta:cell-count="480" meta:object-count="0"/>
  </office:meta>
</office:document-meta>
</file>